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achControlPanel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eachControlPanel.ForeachContro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ControlPanel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eachControlPanel.modifyTestElement( TestElement l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eachControlPanel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eachControlPanel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ControlPanel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eachControlPanel.ForeachControlPanel( boolean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ControlPanel.createLoopCoun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